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5.1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 calcext:value-type="string">
            <text:p>train phase</text:p>
          </table:table-cell>
          <table:table-cell table:style-name="ce1" office:value-type="string" calcext:value-type="string">
            <text:p>test phase</text:p>
          </table:table-cell>
          <table:table-cell table:style-name="ce1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pulite</text:p>
          </table:table-cell>
          <table:table-cell table:style-name="ce1" office:value-type="string" calcext:value-type="string">
            <text:p>sporche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training set</text:p>
          </table:table-cell>
          <table:table-cell table:style-name="ce1" office:value-type="float" office:value="240000" calcext:value-type="float">
            <text:p>240000</text:p>
          </table:table-cell>
          <table:table-cell table:number-columns-repeated="2" table:style-name="ce1" office:value-type="float" office:value="120000" calcext:value-type="float">
            <text:p>120000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validation set</text:p>
          </table:table-cell>
          <table:table-cell table:style-name="ce1" office:value-type="float" office:value="60000" calcext:value-type="float">
            <text:p>60000</text:p>
          </table:table-cell>
          <table:table-cell table:number-columns-repeated="2" table:style-name="ce1" office:value-type="float" office:value="30000" calcext:value-type="float">
            <text:p>30000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test set</text:p>
          </table:table-cell>
          <table:table-cell table:style-name="ce1" table:formula="of:=300*24*2" office:value-type="float" office:value="14400" calcext:value-type="float">
            <text:p>14400</text:p>
          </table:table-cell>
          <table:table-cell table:style-name="ce1" table:formula="of:=300*24" office:value-type="float" office:value="7200" calcext:value-type="float">
            <text:p>7200</text:p>
          </table:table-cell>
          <table:table-cell table:style-name="ce1" table:formula="of:=300*24" office:value-type="float" office:value="7200" calcext:value-type="float">
            <text:p>7200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Dati validation</text:p>
          </table:table-cell>
          <table:covered-table-cell table:number-columns-repeated="2" table:style-name="ce5"/>
          <table:covered-table-cell table:style-name="ce7"/>
          <table:table-cell table:style-name="ce1" office:value-type="string" calcext:value-type="string" table:number-columns-spanned="4" table:number-rows-spanned="1">
            <text:p>Dati test</text:p>
          </table:table-cell>
          <table:covered-table-cell table:number-columns-repeated="2" table:style-name="ce5"/>
          <table:covered-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8" office:value-type="string" calcext:value-type="string" table:number-columns-spanned="2" table:number-rows-spanned="1">
            <text:p>class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all</text:p>
          </table:table-cell>
          <table:covered-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val_loss</text:p>
          </table:table-cell>
          <table:table-cell table:style-name="ce1" office:value-type="string" calcext:value-type="string">
            <text:p>val_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ur 3.5</text:p>
          </table:table-cell>
          <table:table-cell table:style-name="ce4" office:value-type="float" office:value="0.0000000000022571" calcext:value-type="float">
            <text:p>2.26E-1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.0000000000019718" calcext:value-type="float">
            <text:p>1.97E-1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.7938E-020" calcext:value-type="float">
            <text:p>1.79E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24.7214" calcext:value-type="float">
            <text:p>1924.7214</text:p>
          </table:table-cell>
          <table:table-cell table:style-name="ce1" office:value-type="float" office:value="0.5708" calcext:value-type="float">
            <text:p>0.570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3.92E-036" calcext:value-type="float">
            <text:p>3.92E-3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.9718E-016" calcext:value-type="float">
            <text:p>1.97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5.6958" calcext:value-type="float">
            <text:p>775.6958</text:p>
          </table:table-cell>
          <table:table-cell table:style-name="ce1" office:value-type="float" office:value="0.5417" calcext:value-type="float">
            <text:p>0.54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style-name="ce4" office:value-type="float" office:value="2.26E-016" calcext:value-type="float">
            <text:p>2.26E-1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.97E-016" calcext:value-type="float">
            <text:p>1.97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1.3589" calcext:value-type="float">
            <text:p>841.3589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float" office:value="564.6671" calcext:value-type="float">
            <text:p>564.6671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50 death pixels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00 death pixels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32" calcext:value-type="float">
            <text:p>0.693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demos</text:p>
          </table:table-cell>
          <table:table-cell table:style-name="ce4" office:value-type="float" office:value="9.84E-020" calcext:value-type="float">
            <text:p>9.84E-2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.06E-026" calcext:value-type="float">
            <text:p>2.06E-2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3.9837E-035" calcext:value-type="float">
            <text:p>3.98E-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.0108" calcext:value-type="float">
            <text:p>73.0108</text:p>
          </table:table-cell>
          <table:table-cell table:style-name="ce1" office:value-type="float" office:value="0.5833" calcext:value-type="float">
            <text:p>0.58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ise</text:p>
          </table:table-cell>
          <table:table-cell table:style-name="ce4" office:value-type="float" office:value="0.000000000000242" calcext:value-type="float">
            <text:p>2.42E-1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4.18E-017" calcext:value-type="float">
            <text:p>4.18E-17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.0000000000041308" calcext:value-type="float">
            <text:p>4.13E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.1645" calcext:value-type="float">
            <text:p>40.1645</text:p>
          </table:table-cell>
          <table:table-cell table:style-name="ce1" office:value-type="float" office:value="0.5833" calcext:value-type="float">
            <text:p>0.58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harpness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.93E-027" calcext:value-type="float">
            <text:p>2.93E-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4551" calcext:value-type="float">
            <text:p>3.4551</text:p>
          </table:table-cell>
          <table:table-cell table:style-name="ce1" office:value-type="float" office:value="0.9763" calcext:value-type="float">
            <text:p>0.9763</text:p>
          </table:table-cell>
          <table:table-cell table:style-name="ce1" office:value-type="float" office:value="262.6827" calcext:value-type="float">
            <text:p>262.6827</text:p>
          </table:table-cell>
          <table:table-cell table:style-name="ce1" office:value-type="float" office:value="0.6072" calcext:value-type="float">
            <text:p>0.60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rokenlens</text:p>
          </table:table-cell>
          <table:table-cell table:style-name="ce4" office:value-type="float" office:value="5.93E-016" calcext:value-type="float">
            <text:p>5.93E-1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4.3E-016" calcext:value-type="float">
            <text:p>4.30E-1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.00000020963" calcext:value-type="float">
            <text:p>2.10E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5279" calcext:value-type="float">
            <text:p>30.5279</text:p>
          </table:table-cell>
          <table:table-cell table:style-name="ce1" office:value-type="float" office:value="0.5417" calcext:value-type="float">
            <text:p>0.54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celens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0.9995" calcext:value-type="float">
            <text:p>0.9995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0.9996" calcext:value-type="float">
            <text:p>0.9996</text:p>
          </table:table-cell>
          <table:table-cell table:style-name="ce1" office:value-type="float" office:value="2.6259" calcext:value-type="float">
            <text:p>2.6259</text:p>
          </table:table-cell>
          <table:table-cell table:style-name="ce1" office:value-type="float" office:value="0.8182" calcext:value-type="float">
            <text:p>0.8182</text:p>
          </table:table-cell>
          <table:table-cell table:style-name="ce1" office:value-type="float" office:value="5817.3185" calcext:value-type="float">
            <text:p>5817.3185</text:p>
          </table:table-cell>
          <table:table-cell table:style-name="ce1" office:value-type="float" office:value="0.5595" calcext:value-type="float">
            <text:p>0.55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anding</text:p>
          </table:table-cell>
          <table:table-cell table:style-name="ce1" office:value-type="float" office:value="0.0132" calcext:value-type="float">
            <text:p>0.0132</text:p>
          </table:table-cell>
          <table:table-cell table:style-name="ce1" office:value-type="float" office:value="0.9995" calcext:value-type="float">
            <text:p>0.9995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9992" calcext:value-type="float">
            <text:p>0.9992</text:p>
          </table:table-cell>
          <table:table-cell table:style-name="ce1" office:value-type="float" office:value="6.7391" calcext:value-type="float">
            <text:p>6.7391</text:p>
          </table:table-cell>
          <table:table-cell table:style-name="ce1" office:value-type="float" office:value="0.5469" calcext:value-type="float">
            <text:p>0.5469</text:p>
          </table:table-cell>
          <table:table-cell table:style-name="ce1" office:value-type="float" office:value="7197.409" calcext:value-type="float">
            <text:p>7197.409</text:p>
          </table:table-cell>
          <table:table-cell table:style-name="ce1" office:value-type="float" office:value="0.3942" calcext:value-type="float">
            <text:p>0.394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eyscale</text:p>
          </table:table-cell>
          <table:table-cell table:style-name="ce4" office:value-type="float" office:value="2.26E-022" calcext:value-type="float">
            <text:p>2.26E-2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.22E-022" calcext:value-type="float">
            <text:p>2.22E-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214" calcext:value-type="float">
            <text:p>1.0214</text:p>
          </table:table-cell>
          <table:table-cell table:style-name="ce1" office:value-type="float" office:value="0.8938" calcext:value-type="float">
            <text:p>0.8938</text:p>
          </table:table-cell>
          <table:table-cell table:style-name="ce1" office:value-type="float" office:value="37.585" calcext:value-type="float">
            <text:p>37.58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densation</text:p>
          </table:table-cell>
          <table:table-cell table:style-name="ce4" office:value-type="float" office:value="1.03E-019" calcext:value-type="float">
            <text:p>1.03E-19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.73E-017" calcext:value-type="float">
            <text:p>1.73E-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363" calcext:value-type="float">
            <text:p>0.1363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float" office:value="235.5825" calcext:value-type="float">
            <text:p>235.5825</text:p>
          </table:table-cell>
          <table:table-cell table:style-name="ce1" office:value-type="float" office:value="0.5247" calcext:value-type="float">
            <text:p>0.52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rty lens</text:p>
          </table:table-cell>
          <table:table-cell table:style-name="ce1" office:value-type="float" office:value="0.0157" calcext:value-type="float">
            <text:p>0.0157</text:p>
          </table:table-cell>
          <table:table-cell table:style-name="ce1" office:value-type="float" office:value="0.9985" calcext:value-type="float">
            <text:p>0.9985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9977" calcext:value-type="float">
            <text:p>0.9977</text:p>
          </table:table-cell>
          <table:table-cell table:style-name="ce1" office:value-type="float" office:value="18.5961" calcext:value-type="float">
            <text:p>18.596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31.0586" calcext:value-type="float">
            <text:p>31.0586</text:p>
          </table:table-cell>
          <table:table-cell table:style-name="ce1" office:value-type="float" office:value="0.5076" calcext:value-type="float">
            <text:p>0.50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romaticaberrration</text:p>
          </table:table-cell>
          <table:table-cell table:style-name="ce4" office:value-type="float" office:value="2.9556E-017" calcext:value-type="float">
            <text:p>2.96E-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9.5721" calcext:value-type="float">
            <text:p>4719.5721</text:p>
          </table:table-cell>
          <table:table-cell table:style-name="ce1" office:value-type="float" office:value="0.5625" calcext:value-type="float">
            <text:p>0.56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in</text:p>
          </table:table-cell>
          <table:table-cell table:style-name="ce4" office:value-type="float" office:value="1.582E-016" calcext:value-type="float">
            <text:p>1.58E-1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5.0304E-028" calcext:value-type="float">
            <text:p>5.03E-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1512" calcext:value-type="float">
            <text:p>5.1512</text:p>
          </table:table-cell>
          <table:table-cell table:style-name="ce1" office:value-type="float" office:value="0.8819" calcext:value-type="float">
            <text:p>0.8819</text:p>
          </table:table-cell>
          <table:table-cell table:style-name="ce1" office:value-type="float" office:value="69.6546" calcext:value-type="float">
            <text:p>69.6546</text:p>
          </table:table-cell>
          <table:table-cell table:style-name="ce1" office:value-type="float" office:value="0.5188" calcext:value-type="float">
            <text:p>0.518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office:value-type="float" office:value="0.9358" calcext:value-type="float">
            <text:p>0.9358</text:p>
          </table:table-cell>
          <table:table-cell table:style-name="ce1" office:value-type="float" office:value="0.0965" calcext:value-type="float">
            <text:p>0.0965</text:p>
          </table:table-cell>
          <table:table-cell table:style-name="ce1" office:value-type="float" office:value="0.9337" calcext:value-type="float">
            <text:p>0.9337</text:p>
          </table:table-cell>
          <table:table-cell table:style-name="ce1" table:number-columns-repeated="2"/>
          <table:table-cell table:style-name="ce1" office:value-type="float" office:value="668.9222" calcext:value-type="float">
            <text:p>668.922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Foglio1.A12:Foglio1.I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7" meta:object-count="0"/>
    <meta:generator>LibreOfficeDev/6.0.5.2$Linux_X86_64 LibreOffice_project/</meta:generator>
  </office:meta>
</office:document-meta>
</file>